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Wingdings" svg:font-family="Wingding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291in"/>
    </style:style>
    <style:style style:name="co3" style:family="table-column">
      <style:table-column-properties fo:break-before="auto" style:column-width="0.8181in"/>
    </style:style>
    <style:style style:name="co4" style:family="table-column">
      <style:table-column-properties fo:break-before="auto" style:column-width="0.9362in"/>
    </style:style>
    <style:style style:name="co5" style:family="table-column">
      <style:table-column-properties fo:break-before="auto" style:column-width="0.925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6" style:family="table-cell" style:parent-style-name="Default">
      <style:text-properties fo:font-size="8pt" fo:font-style="normal" fo:font-weight="normal" style:font-size-asian="8pt" style:font-style-asian="normal" style:font-weight-asian="normal" style:font-size-complex="8pt" style:font-style-complex="normal" style:font-weight-complex="normal"/>
    </style:style>
    <style:style style:name="ce10" style:family="table-cell" style:parent-style-name="Default">
      <style:text-properties fo:font-size="8pt" fo:font-style="italic" fo:font-weight="normal" style:font-size-asian="8pt" style:font-style-asian="italic" style:font-weight-asian="normal" style:font-size-complex="8pt" style:font-style-complex="italic" style:font-weight-complex="normal"/>
    </style:style>
    <style:style style:name="ce11" style:family="table-cell" style:parent-style-name="Default">
      <style:text-properties fo:font-size="8pt" fo:font-weight="normal" style:font-size-asian="8pt" style:font-weight-asian="normal" style:font-size-complex="8pt" style:font-weight-complex="normal"/>
    </style:style>
    <style:style style:name="ce14" style:family="table-cell" style:parent-style-name="Default">
      <style:table-cell-properties fo:border-bottom="none" fo:border-left="0.06pt solid #000000" fo:border-right="none" fo:border-top="0.06pt solid #000000"/>
      <style:text-properties fo:font-size="8pt" fo:font-weight="normal" style:font-size-asian="8pt" style:font-weight-asian="normal" style:font-size-complex="8pt" style:font-weight-complex="normal"/>
    </style:style>
    <style:style style:name="ce15" style:family="table-cell" style:parent-style-name="Default">
      <style:table-cell-properties fo:border-bottom="none" fo:border-left="0.06pt solid #000000" fo:border-right="none" fo:border-top="none"/>
      <style:text-properties fo:font-size="8pt" fo:font-weight="normal" style:font-size-asian="8pt" style:font-weight-asian="normal" style:font-size-complex="8pt" style:font-weight-complex="normal"/>
    </style:style>
    <style:style style:name="ce32" style:family="table-cell" style:parent-style-name="Default">
      <style:table-cell-properties fo:border="0.06pt solid #000000"/>
      <style:text-properties fo:font-size="8pt" fo:font-weight="bold" style:font-size-asian="8pt" style:font-weight-asian="bold" style:font-size-complex="8pt" style:font-weight-complex="bold"/>
    </style:style>
    <style:style style:name="ce19" style:family="table-cell" style:parent-style-name="Default">
      <style:text-properties fo:font-size="8pt" fo:font-style="italic" style:font-size-asian="8pt" style:font-style-asian="italic" style:font-size-complex="8pt" style:font-style-complex="italic"/>
    </style:style>
    <style:style style:name="ce24" style:family="table-cell" style:parent-style-name="Default">
      <style:text-properties fo:font-size="8pt" fo:font-style="normal" fo:font-weight="bold" style:font-size-asian="8pt" style:font-style-asian="normal" style:font-weight-asian="bold" style:font-size-complex="8pt" style:font-style-complex="normal"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37" style:family="table-cell" style:parent-style-name="Default">
      <style:table-cell-properties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12" style:family="table-cell" style:parent-style-name="Default">
      <style:table-cell-properties style:text-align-source="fix" style:repeat-content="false" fo:border="0.06pt solid #000000"/>
      <style:paragraph-properties fo:text-align="center" fo:margin-left="0in"/>
      <style:text-properties style:font-name="Wingdings" fo:font-size="8pt" style:font-name-asian="Wingdings" style:font-size-asian="8pt" style:font-name-complex="Wingdings" style:font-size-complex="8pt"/>
    </style:style>
    <style:style style:name="ce17" style:family="table-cell" style:parent-style-name="Default">
      <style:table-cell-properties style:text-align-source="fix" style:repeat-content="false" fo:border="0.06pt solid #000000" style:vertical-align="middle"/>
      <style:paragraph-properties fo:text-align="center" fo:margin-left="0in"/>
      <style:text-properties style:font-name="Liberation Sans" fo:font-size="8pt" fo:font-weight="bold" style:font-size-asian="8pt" style:font-weight-asian="bold" style:font-size-complex="8pt" style:font-weight-complex="bold"/>
    </style:style>
    <style:style style:name="ce33" style:family="table-cell" style:parent-style-name="Default">
      <style:text-properties fo:font-style="italic" style:font-style-asian="italic" style:font-style-complex="italic"/>
    </style:style>
    <style:style style:name="ce18" style:family="table-cell" style:parent-style-name="Default">
      <style:table-cell-properties fo:border-bottom="none" fo:border-left="none" fo:border-right="none" fo:border-top="0.06pt solid #000000"/>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fo:border="0.06pt solid #000000"/>
      <style:paragraph-properties fo:text-align="center" fo:margin-left="0in"/>
      <style:text-properties fo:font-size="8pt" style:font-size-asian="8pt" style:font-size-complex="8pt"/>
    </style:style>
    <style:style style:name="ce20" style:family="table-cell" style:parent-style-name="Default">
      <style:table-cell-properties fo:border-bottom="none" fo:border-left="none" fo:border-right="none" fo:border-top="0.06pt solid #000000"/>
      <style:text-properties fo:font-size="8pt" style:font-size-asian="8pt" style:font-size-complex="8pt"/>
    </style:style>
    <style:style style:name="ce21" style:family="table-cell" style:parent-style-name="Default">
      <style:table-cell-properties fo:border-bottom="0.06pt solid #000000" fo:border-left="none" fo:border-right="0.06pt solid #000000" fo:border-top="0.06pt solid #000000"/>
      <style:text-properties fo:font-size="8pt" fo:font-weight="bold" style:font-size-asian="8pt" style:font-weight-asian="bold" style:font-size-complex="8pt" style:font-weight-complex="bold"/>
    </style:style>
    <style:style style:name="ce22" style:family="table-cell" style:parent-style-name="Default">
      <style:table-cell-properties style:text-align-source="fix" style:repeat-content="false" fo:border="none"/>
      <style:paragraph-properties fo:text-align="center" fo:margin-left="0in"/>
      <style:text-properties fo:font-size="8pt" fo:font-style="italic" fo:font-weight="bold" style:font-size-asian="8pt" style:font-style-asian="italic" style:font-weight-asian="bold" style:font-size-complex="8pt" style:font-style-complex="italic" style:font-weight-complex="bold"/>
    </style:style>
    <style:style style:name="ce23"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fo:font-size="8pt" fo:font-style="italic" fo:font-weight="bold" style:font-size-asian="8pt" style:font-style-asian="italic" style:font-weight-asian="bold" style:font-size-complex="8pt" style:font-style-complex="italic" style:font-weight-complex="bold"/>
    </style:style>
    <style:style style:name="ce8" style:family="table-cell" style:parent-style-name="Default">
      <style:table-cell-properties style:text-align-source="fix" style:repeat-content="false" fo:border="0.06pt solid #000000"/>
      <style:paragraph-properties fo:text-align="center" fo:margin-left="0in"/>
      <style:text-properties fo:font-size="8pt" fo:font-style="italic" fo:font-weight="bold" style:font-size-asian="8pt" style:font-style-asian="italic" style:font-weight-asian="bold" style:font-size-complex="8pt" style:font-style-complex="italic" style:font-weight-complex="bold"/>
    </style:style>
    <style:style style:name="ce9" style:family="table-cell" style:parent-style-name="Default">
      <style:table-cell-properties fo:border-bottom="none" fo:border-left="0.06pt solid #000000" fo:border-right="none" fo:border-top="0.06pt solid #000000"/>
      <style:text-properties fo:font-size="8pt" fo:font-weight="bold" style:font-size-asian="8pt" style:font-weight-asian="bold" style:font-size-complex="8pt" style:font-weight-complex="bold"/>
    </style:style>
    <style:style style:name="ce25" style:family="table-cell" style:parent-style-name="Default">
      <style:table-cell-properties fo:border-bottom="none" fo:border-left="0.06pt solid #000000" fo:border-right="none" fo:border-top="0.06pt solid #000000"/>
      <style:text-properties fo:font-size="8pt" style:font-size-asian="8pt" style:font-size-complex="8pt"/>
    </style:style>
    <style:style style:name="ce26" style:family="table-cell" style:parent-style-name="Default">
      <style:table-cell-properties fo:border-bottom="0.06pt solid #000000" fo:border-left="none" fo:border-right="none" fo:border-top="0.06pt solid #000000"/>
      <style:text-properties fo:font-size="8pt" fo:font-weight="bold" style:font-size-asian="8pt" style:font-weight-asian="bold" style:font-size-complex="8pt" style:font-weight-complex="bold"/>
    </style:style>
    <style:style style:name="ce27" style:family="table-cell" style:parent-style-name="Default">
      <style:table-cell-properties fo:border-bottom="none" fo:border-left="none" fo:border-right="0.06pt solid #000000" fo:border-top="0.06pt solid #000000"/>
      <style:text-properties fo:font-size="8pt" fo:font-weight="bold" style:font-size-asian="8pt" style:font-weight-asian="bold" style:font-size-complex="8pt" style:font-weight-complex="bold"/>
    </style:style>
    <style:style style:name="ce28" style:family="table-cell" style:parent-style-name="Default">
      <style:table-cell-properties fo:border-bottom="none" fo:border-left="none" fo:border-right="0.06pt solid #000000" fo:border-top="0.06pt solid #000000"/>
      <style:text-properties fo:font-size="8pt" style:font-size-asian="8pt" style:font-size-complex="8pt"/>
    </style:style>
    <style:style style:name="gr1" style:family="graphic">
      <style:graphic-properties draw:marker-start="Arrowheads_20_1" draw:marker-start-width="0.0787in" draw:marker-start-center="false" draw:fill="solid" draw:fill-color="#ffffc0" draw:auto-grow-height="true" draw:auto-grow-width="false" fo:min-height="1.521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2.7539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marker-start="Arrowheads_20_1" draw:marker-start-width="0.0787in" draw:marker-start-center="false" draw:fill="solid" draw:fill-color="#ffffc0" draw:auto-grow-height="true" draw:auto-grow-width="false" fo:min-height="1.256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Arrowheads_20_1" draw:marker-start-width="0.0787in" draw:marker-start-center="false" draw:fill="solid" draw:fill-color="#ffffc0" draw:auto-grow-height="true" draw:auto-grow-width="false" fo:min-height="0.6469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marker-start="Arrowheads_20_1" draw:marker-start-width="0.0787in" draw:marker-start-center="false" draw:fill="solid" draw:fill-color="#ffffc0" draw:auto-grow-height="true" draw:auto-grow-width="false" fo:min-height="0.4913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italic"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italic" style:font-weight-asian="bold" style:font-name-complex="Mangal" style:font-size-complex="10pt" style:language-complex="hi" style:country-complex="IN" style:font-style-complex="italic"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fo:font-family="'Courier New'" style:font-family-generic="modern" style:font-pitch="fixed"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ectors_tuples" table:style-name="ta1">
        <table:table-column table:style-name="co1" table:default-cell-style-name="ce2"/>
        <table:table-column table:style-name="co2" table:default-cell-style-name="ce11"/>
        <table:table-column table:style-name="co3" table:number-columns-repeated="2" table:default-cell-style-name="ce2"/>
        <table:table-column table:style-name="co4" table:default-cell-style-name="ce2"/>
        <table:table-column table:style-name="co3" table:number-columns-repeated="2" table:default-cell-style-name="ce2"/>
        <table:table-column table:style-name="co5" table:default-cell-style-name="ce2"/>
        <table:table-column table:style-name="co3" table:default-cell-style-name="ce2"/>
        <table:table-column table:style-name="co1" table:number-columns-repeated="55" table:default-cell-style-name="ce2"/>
        <table:table-row table:style-name="ro1">
          <table:table-cell table:style-name="ce1"/>
          <table:table-cell/>
          <table:table-cell table:style-name="ce1" table:number-columns-repeated="2"/>
          <table:table-cell table:style-name="ce22"/>
          <table:table-cell table:style-name="ce1" table:number-columns-repeated="59"/>
        </table:table-row>
        <table:table-row table:style-name="ro1">
          <table:table-cell table:style-name="ce1"/>
          <table:table-cell table:style-name="ce14"/>
          <table:table-cell table:style-name="ce4" office:value-type="string" calcext:value-type="string" table:number-columns-spanned="7" table:number-rows-spanned="1">
            <office:annotation draw:style-name="gr1" draw:text-style-name="P2" svg:width="4.4681in" svg:height="1.6004in" svg:x="9.0272in" svg:y="0.6272in" draw:caption-point-x="-1.1618in" draw:caption-point-y="-0.4457in">
              <dc:date>2021-01-27T00:00:00</dc:date>
              <text:p text:style-name="P1"><text:span text:style-name="T1">We think that all </text:span><text:span text:style-name="T2">sector tuples </text:span><text:span text:style-name="T1">are to share the following base specification. Some </text:span><text:span text:style-name="T2">sectors</text:span><text:span text:style-name="T1"> may have additional tuple specific fields beyond what is mentioned here; </text:span><text:span text:style-name="T2">factories</text:span><text:span text:style-name="T1">, for instance, must also specify production details, capabilities, timers, cumulative storage, etc.</text:span><text:span text:style-name="T1"><text:line-break/></text:span><text:span text:style-name="T1"><text:line-break/></text:span><text:span text:style-name="T1">The decisions to align the tuples accordingly is purposeful, since there are moments when we potentially want to mix the sets, which stand on independent of each other most of the time. However, from time to time, we may want to mix the sets and ask broader questions.</text:span></text:p>
            </office:annotation>
            <text:p>'Sector’ tuples [v0.98.dev-s1]</text:p>
          </table:table-cell>
          <table:covered-table-cell table:style-name="ce18"/>
          <table:covered-table-cell table:style-name="ce23"/>
          <table:covered-table-cell table:number-columns-repeated="3" table:style-name="ce18"/>
          <table:covered-table-cell table:style-name="ce27"/>
          <table:table-cell table:style-name="ce1" table:number-columns-repeated="55"/>
        </table:table-row>
        <table:table-row table:style-name="ro1">
          <table:table-cell table:style-name="ce1"/>
          <table:table-cell table:style-name="ce15"/>
          <table:table-cell table:style-name="ce37" office:value-type="string" calcext:value-type="string" table:number-columns-spanned="2" table:number-rows-spanned="1">
            <text:p>'Friendly’</text:p>
          </table:table-cell>
          <table:covered-table-cell table:style-name="ce32"/>
          <table:table-cell table:style-name="ce8" office:value-type="string" calcext:value-type="string" table:number-columns-spanned="5" table:number-rows-spanned="1">
            <text:p>'Sectors’</text:p>
          </table:table-cell>
          <table:covered-table-cell table:number-columns-repeated="4" table:style-name="ce32"/>
          <table:table-cell table:style-name="ce1" table:number-columns-repeated="55"/>
        </table:table-row>
        <table:table-row table:style-name="ro1">
          <table:table-cell table:style-name="ce1"/>
          <table:table-cell table:style-name="ce15"/>
          <table:table-cell table:style-name="ce32" office:value-type="string" calcext:value-type="string">
            <office:annotation draw:style-name="gr2" draw:text-style-name="P2" svg:width="1.3575in" svg:height="0.2346in" svg:x="8.365in" svg:y="0.3244in" draw:caption-point-x="-5.6331in" draw:caption-point-y="0.2126in">
              <dc:date>2021-01-27T00:00:00</dc:date>
              <text:p text:style-name="P1"><text:span text:style-name="T1">AKA </text:span><text:span text:style-name="T2">start bases</text:span><text:span text:style-name="T1">.</text:span></text:p>
            </office:annotation>
            <text:p>1. Ops</text:p>
          </table:table-cell>
          <table:table-cell table:style-name="ce32" office:value-type="string" calcext:value-type="string">
            <text:p>2. Fob</text:p>
          </table:table-cell>
          <table:table-cell table:style-name="ce32" office:value-type="string" calcext:value-type="string">
            <text:p>3. Radio tower</text:p>
          </table:table-cell>
          <table:table-cell table:style-name="ce32" office:value-type="string" calcext:value-type="string">
            <text:p>4. Factory</text:p>
          </table:table-cell>
          <table:table-cell table:style-name="ce32" office:value-type="string" calcext:value-type="string">
            <text:p>5. Township</text:p>
          </table:table-cell>
          <table:table-cell table:style-name="ce32" office:value-type="string" calcext:value-type="string">
            <text:p>6. Capitol_city</text:p>
          </table:table-cell>
          <table:table-cell table:style-name="ce32" office:value-type="string" calcext:value-type="string">
            <text:p>7. Mil base</text:p>
          </table:table-cell>
          <table:table-cell table:style-name="ce1" table:number-columns-repeated="55"/>
        </table:table-row>
        <table:table-row table:style-name="ro1">
          <table:table-cell/>
          <table:table-cell table:style-name="ce32" office:value-type="string" calcext:value-type="string">
            <office:annotation draw:style-name="gr3" draw:text-style-name="P2" svg:width="4.1555in" svg:height="0.5457in" svg:x="5.6736in" svg:y="2.1961in" draw:caption-point-x="-3.7598in" draw:caption-point-y="-1.4811in">
              <dc:date>2021-01-27T00:00:00</dc:date>
              <text:p text:style-name="P1"><text:span text:style-name="T1">Most </text:span><text:span text:style-name="T2">sectors </text:span><text:span text:style-name="T1">are discovered from the mission by their </text:span><text:span text:style-name="T2">variable names</text:span><text:span text:style-name="T1">. </text:span><text:span text:style-name="T3">Fobs </text:span><text:span text:style-name="T1">are the odd man out, since these are established on the fly </text:span><text:span text:style-name="T2">“after marker” </text:span><text:span text:style-name="T1">so to speak, during mission game play.</text:span></text:p>
            </office:annotation>
            <text:p>Var name</text:p>
          </table:table-cell>
          <table:table-cell table:style-name="ce12" office:value-type="string"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number-columns-repeated="55"/>
        </table:table-row>
        <table:table-row table:style-name="ro1">
          <table:table-cell/>
          <table:table-cell table:style-name="ce32" office:value-type="string" calcext:value-type="string">
            <office:annotation draw:style-name="gr2" draw:text-style-name="P2" svg:width="1.7681in" svg:height="0.2346in" svg:x="8.1378in" svg:y="0.3925in" draw:caption-point-x="-6.224in" draw:caption-point-y="0.5in">
              <dc:date>2021-01-27T00:00:00</dc:date>
              <text:p text:style-name="P1"><text:span text:style-name="T1">See </text:span><text:span text:style-name="T2">“Bookkeeping” </text:span><text:span text:style-name="T1">below.</text:span></text:p>
            </office:annotation>
            <text:p>Bookkeeping</text:p>
          </table:table-cell>
          <table:table-cell table:style-name="ce12" office:value-type="string"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number-columns-repeated="55"/>
        </table:table-row>
        <table:table-row table:style-name="ro1">
          <table:table-cell/>
          <table:table-cell table:style-name="ce32" office:value-type="string" calcext:value-type="string">
            <office:annotation draw:style-name="gr2" draw:text-style-name="P2" svg:width="1.535in" svg:height="0.2346in" svg:x="8.1768in" svg:y="0.8004in" draw:caption-point-x="-6.263in" draw:caption-point-y="0.2701in">
              <dc:date>2021-01-27T00:00:00</dc:date>
              <text:p text:style-name="P1"><text:span text:style-name="T1">See </text:span><text:span text:style-name="T2">“Sector” </text:span><text:span text:style-name="T1">below.</text:span></text:p>
            </office:annotation>
            <text:p>Sector</text:p>
          </table:table-cell>
          <table:table-cell table:style-name="ce12" office:value-type="string"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number-columns-repeated="55"/>
        </table:table-row>
        <table:table-row table:style-name="ro1">
          <table:table-cell/>
          <table:table-cell table:style-name="ce32" office:value-type="string" calcext:value-type="string">
            <office:annotation draw:style-name="gr2" draw:text-style-name="P2" svg:width="1.435in" svg:height="0.2346in" svg:x="8.2008in" svg:y="1.2083in" draw:caption-point-x="-6.287in" draw:caption-point-y="0.0398in">
              <dc:date>2021-01-27T00:00:00</dc:date>
              <text:p text:style-name="P1"><text:span text:style-name="T1">See </text:span><text:span text:style-name="T2">“Marker” </text:span><text:span text:style-name="T1">below.</text:span></text:p>
            </office:annotation>
            <text:p>Marker</text:p>
          </table:table-cell>
          <table:table-cell table:style-name="ce12" office:value-type="string"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number-columns-repeated="55"/>
        </table:table-row>
        <table:table-row table:style-name="ro1">
          <table:table-cell table:number-columns-repeated="64"/>
        </table:table-row>
        <table:table-row table:style-name="ro1">
          <table:table-cell table:style-name="Default"/>
          <table:table-cell table:style-name="ce14"/>
          <table:table-cell table:style-name="ce32" office:value-type="string" calcext:value-type="string">
            <text:p>Bookkeeping</text:p>
          </table:table-cell>
          <table:table-cell/>
          <table:table-cell table:style-name="ce9"/>
          <table:table-cell table:style-name="ce32" office:value-type="string" calcext:value-type="string">
            <text:p>Sector</text:p>
          </table:table-cell>
          <table:table-cell/>
          <table:table-cell table:style-name="ce9"/>
          <table:table-cell table:style-name="ce32" office:value-type="string" calcext:value-type="string">
            <text:p>Marker</text:p>
          </table:table-cell>
          <table:table-cell table:number-columns-repeated="55"/>
        </table:table-row>
        <table:table-row table:style-name="ro1">
          <table:table-cell table:style-name="Default"/>
          <table:table-cell table:style-name="ce32" office:value-type="string" calcext:value-type="string">
            <office:annotation draw:style-name="gr3" draw:text-style-name="P2" svg:width="3.7949in" svg:height="0.5457in" svg:x="3.0114in" svg:y="1.7201in" draw:caption-point-x="-1.0976in" draw:caption-point-y="0.0614in">
              <dc:date>2021-01-27T00:00:00</dc:date>
              <text:p text:style-name="P1"><text:span text:style-name="T1">Fobs are once again the odd man out and require unique identification. While we are there, we may as well uniquely identify all sectors as well.</text:span></text:p>
            </office:annotation>
            <text:p>Uuid</text:p>
          </table:table-cell>
          <table:table-cell table:style-name="ce12" office:value-type="string" calcext:value-type="string">
            <text:p></text:p>
          </table:table-cell>
          <table:table-cell/>
          <table:table-cell table:style-name="ce32" office:value-type="string" calcext:value-type="string">
            <office:annotation draw:style-name="gr3" draw:text-style-name="P2" svg:width="4.2134in" svg:height="0.5457in" svg:x="6.0343in" svg:y="1.0933in" draw:caption-point-x="-1.548in" draw:caption-point-y="0.6882in">
              <dc:date>2021-01-27T00:00:00</dc:date>
              <text:p text:style-name="P1"><text:span text:style-name="T1">Because there are moments when we want to merge the tuple records in a single heterogeneous array for inquiry purposes, we must at times also be aware of the sector type.</text:span></text:p>
            </office:annotation>
            <text:p>Sector type</text:p>
          </table:table-cell>
          <table:table-cell table:style-name="ce12" office:value-type="string" calcext:value-type="string">
            <text:p></text:p>
          </table:table-cell>
          <table:table-cell/>
          <table:table-cell table:style-name="ce32" office:value-type="string" calcext:value-type="string">
            <office:annotation draw:style-name="gr4" draw:text-style-name="P2" svg:width="5.7071in" svg:height="1.3232in" svg:x="0.8839in" svg:y="2.3591in" draw:caption-point-x="6.1634in" draw:caption-point-y="-0.5776in">
              <dc:date>2021-01-27T00:00:00</dc:date>
              <text:p text:style-name="P1"><text:span text:style-name="T1">Indicates the name of the marker on the map. Most such markers are discovered from the mission, so we use that variable name.</text:span><text:span text:style-name="T1"><text:line-break/></text:span><text:span text:style-name="T1"><text:line-break/></text:span><text:span text:style-name="T1">1. </text:span><text:span text:style-name="T2">Start bases </text:span><text:span text:style-name="T1">are an exception to that in the sense that markers must be created afresh for each start base proxy variable.</text:span><text:span text:style-name="T1"><text:line-break/></text:span><text:span text:style-name="T1"><text:line-break/></text:span><text:span text:style-name="T1">2. And, as per usual, </text:span><text:span text:style-name="T2">Fobs </text:span><text:span text:style-name="T1">are also an exception, which also do not have a mission variable, but are rather established on the fly during game play.</text:span></text:p>
            </office:annotation>
            <text:p>Marker name</text:p>
          </table:table-cell>
          <table:table-cell table:style-name="ce12" office:value-type="string" calcext:value-type="string">
            <text:p></text:p>
          </table:table-cell>
          <table:table-cell table:number-columns-repeated="55"/>
        </table:table-row>
        <table:table-row table:style-name="ro1">
          <table:table-cell table:style-name="Default"/>
          <table:table-cell table:style-name="ce32" office:value-type="string" calcext:value-type="string">
            <office:annotation draw:style-name="gr5" draw:text-style-name="P2" svg:width="4.9323in" svg:height="0.7012in" svg:x="2.2543in" svg:y="2.4106in" draw:caption-point-x="-0.3406in" draw:caption-point-y="-0.4512in">
              <dc:date>2021-01-27T00:00:00</dc:date>
              <text:p text:style-name="P1"><text:span text:style-name="T1">Indicates the system time when the </text:span><text:span text:style-name="T2">sector</text:span><text:span text:style-name="T1"> was discovered or established. Most </text:span><text:span text:style-name="T2">sectors</text:span><text:span text:style-name="T1"> are simply discovered from the mission file at the time the campaign kicks off. <text:s/></text:span><text:span text:style-name="T2">Fobs</text:span><text:span text:style-name="T1">, once again, are the ugly child in the bunch; these time stamps occur when a </text:span><text:span text:style-name="T2">Fob</text:span><text:span text:style-name="T1"> is built.</text:span></text:p>
            </office:annotation>
            <text:p>Est sys time</text:p>
          </table:table-cell>
          <table:table-cell table:style-name="ce12" office:value-type="string" calcext:value-type="string">
            <text:p></text:p>
          </table:table-cell>
          <table:table-cell/>
          <table:table-cell table:style-name="ce32" office:value-type="string" calcext:value-type="string">
            <office:annotation draw:style-name="gr3" draw:text-style-name="P2" svg:width="3.9976in" svg:height="0.5457in" svg:x="5.4909in" svg:y="1.7831in" draw:caption-point-x="-1.0047in" draw:caption-point-y="0.1764in">
              <dc:date>2021-01-27T00:00:00</dc:date>
              <text:p text:style-name="P1"><text:span text:style-name="T1">When discovery occurs, we can also know about the </text:span><text:span text:style-name="T2">position </text:span><text:span text:style-name="T1">(</text:span><text:span text:style-name="T2">AGL</text:span><text:span text:style-name="T1">) of each sector. Again, </text:span><text:span text:style-name="T3">Fobs </text:span><text:span text:style-name="T1">are the odd man out, in the sense that they are established during game play after the fact.</text:span></text:p>
            </office:annotation>
            <text:p>AGL pos</text:p>
          </table:table-cell>
          <table:table-cell table:style-name="ce12" office:value-type="string" calcext:value-type="string">
            <text:p></text:p>
          </table:table-cell>
          <table:table-cell/>
          <table:table-cell table:style-name="ce32" office:value-type="string" calcext:value-type="string">
            <office:annotation draw:style-name="gr6" draw:text-style-name="P2" svg:width="9.4756in" svg:height="2.8327in" svg:x="2.7614in" svg:y="3.8323in" draw:caption-point-x="4.2858in" draw:caption-point-y="-1.8728in">
              <dc:date>2021-01-27T00:00:00</dc:date>
              <text:p text:style-name="P1"><text:span text:style-name="T1">All sectors potentially require updates to their map markers from time to time.</text:span><text:span text:style-name="T1"><text:line-break/></text:span><text:span text:style-name="T1"><text:line-break/></text:span><text:span text:style-name="T1">1. </text:span><text:span text:style-name="T2">Operations Bases </text:span><text:span text:style-name="T1">may be initialized with an </text:span><text:span text:style-name="T4">KPLIB_eden_markerText </text:span><text:span text:style-name="T1">variable, which is used to inform the </text:span><text:span text:style-name="T2">marker text</text:span><text:span text:style-name="T1">. The default </text:span><text:span text:style-name="T2">marker text </text:span><text:span text:style-name="T1">is, </text:span><text:span text:style-name="T4">“Operation Base”</text:span><text:span text:style-name="T1">, as informed by the string table.</text:span><text:span text:style-name="T1"><text:line-break/></text:span><text:span text:style-name="T1"><text:line-break/></text:span><text:span text:style-name="T1">2. </text:span><text:span text:style-name="T2">Fob markers </text:span><text:span text:style-name="T1">are enumerated dynamically from first to last established in military alphabet terms; i.e. </text:span><text:span text:style-name="T4">FOB ALPHA</text:span><text:span text:style-name="T1">.</text:span><text:span text:style-name="T1"><text:line-break/></text:span><text:span text:style-name="T1"><text:line-break/></text:span><text:span text:style-name="T1">3. </text:span><text:span text:style-name="T2">Radio towers </text:span><text:span text:style-name="T1">are identified according to their position and </text:span><text:span text:style-name="T2">grid reference</text:span><text:span text:style-name="T1">, i.e. </text:span><text:span text:style-name="T4">123456</text:span><text:span text:style-name="T1">, which is in turn informed by its </text:span><text:span text:style-name="T2">position </text:span><text:span text:style-name="T1">(</text:span><text:span text:style-name="T2">AGL</text:span><text:span text:style-name="T1">).</text:span><text:span text:style-name="T1"><text:line-break/></text:span><text:span text:style-name="T1"><text:line-break/></text:span><text:span text:style-name="T1">4. </text:span><text:span text:style-name="T2">Factories </text:span><text:span text:style-name="T1">are identified by their base name plus an appended </text:span><text:span text:style-name="T4">[production capability]</text:span><text:span text:style-name="T1">, where </text:span><text:span text:style-name="T2">production capability </text:span><text:span text:style-name="T1">(</text:span><text:span text:style-name="T2">prod cap</text:span><text:span text:style-name="T1">) is an encoded set of characters </text:span><text:span text:style-name="T4">[S]upply</text:span><text:span text:style-name="T1">, </text:span><text:span text:style-name="T4">[A]mmunition</text:span><text:span text:style-name="T1">, </text:span><text:span text:style-name="T4">[F]uel</text:span><text:span text:style-name="T1">; i.e. when a factory is capable of producing </text:span><text:span text:style-name="T2">supply </text:span><text:span text:style-name="T1">and </text:span><text:span text:style-name="T2">fuel</text:span><text:span text:style-name="T1">, then the label will be appended by </text:span><text:span text:style-name="T4">[SF]</text:span><text:span text:style-name="T1">.</text:span><text:span text:style-name="T1"><text:line-break/></text:span><text:span text:style-name="T1"><text:line-break/></text:span><text:span text:style-name="T1">5, 6. </text:span><text:span text:style-name="T2">Township </text:span><text:span text:style-name="T1">and </text:span><text:span text:style-name="T2">metropolis sectors </text:span><text:span text:style-name="T1">are simply marked by their name as noted in the base mission file.</text:span><text:span text:style-name="T1"><text:line-break/></text:span><text:span text:style-name="T1"><text:line-break/></text:span><text:span text:style-name="T1">7. </text:span><text:span text:style-name="T2">Military bases </text:span><text:span text:style-name="T1">may be initialized with an optional </text:span><text:span text:style-name="T4">KPLIB_eden_eliteClass </text:span><text:span text:style-name="T1">variable, which is used to unlock elite vehicle classes in the build menu. The base </text:span><text:span text:style-name="T2">marker text </text:span><text:span text:style-name="T1">is informed by the name in the mission and may be appended with the </text:span><text:span text:style-name="T2">elite class</text:span><text:span text:style-name="T1">, i.e. </text:span><text:span text:style-name="T4">[KPLIB_eden_eliteClass]</text:span><text:span text:style-name="T1">.</text:span></text:p>
            </office:annotation>
            <text:p>Marker text</text:p>
          </table:table-cell>
          <table:table-cell table:style-name="ce12" office:value-type="string" calcext:value-type="string">
            <text:p></text:p>
          </table:table-cell>
          <table:table-cell table:number-columns-repeated="55"/>
        </table:table-row>
        <table:table-row table:style-name="ro1">
          <table:table-cell table:style-name="Default"/>
          <table:table-cell table:number-columns-repeated="3"/>
          <table:table-cell table:style-name="ce32" office:value-type="string" calcext:value-type="string">
            <office:annotation draw:style-name="gr7" draw:text-style-name="P2" svg:width="5.5567in" svg:height="1.3354in" svg:x="4.6508in" svg:y="2.4736in" draw:caption-point-x="-0.1646in" draw:caption-point-y="-0.3366in">
              <dc:date>2021-01-27T00:00:00</dc:date>
              <text:p text:style-name="P1"><text:span text:style-name="T1">This field has a great deal to do with the dynamics of game play during the liberation campaign. Literally, the </text:span><text:span text:style-name="T4">side</text:span><text:span text:style-name="T1">, </text:span><text:span text:style-name="T4">east</text:span><text:span text:style-name="T1">, </text:span><text:span text:style-name="T4">west</text:span><text:span text:style-name="T1">, </text:span><text:span text:style-name="T4">civilian</text:span><text:span text:style-name="T1">, </text:span><text:span text:style-name="T4">resistance</text:span><text:span text:style-name="T1">. As game play progresses or regresses, as the case may be, </text:span><text:span text:style-name="T2">side relations</text:span><text:span text:style-name="T1"> adjust accordingly. </text:span><text:span text:style-name="T2">Enemy</text:span><text:span text:style-name="T1">, </text:span><text:span text:style-name="T2">west</text:span><text:span text:style-name="T1">, get more or less aware, aggressive, etc; </text:span><text:span text:style-name="T2">civilians</text:span><text:span text:style-name="T1"> may be more or less in favor of the </text:span><text:span text:style-name="T2">friendly</text:span><text:span text:style-name="T1"> campaign to liberate the territories; resistance will align with either </text:span><text:span text:style-name="T2">friendly</text:span><text:span text:style-name="T1"> or </text:span><text:span text:style-name="T2">enemy</text:span><text:span text:style-name="T1"> forces, in appropriate strength and numbers, accordingly. In terms of sectors, we indicate the side of the </text:span><text:span text:style-name="T2">sector</text:span><text:span text:style-name="T1">, control. </text:span><text:span text:style-name="T2">Colors</text:span><text:span text:style-name="T1"> will adjust accordingly, or established sectors such as </text:span><text:span text:style-name="T2">Fobs</text:span><text:span text:style-name="T1"> can be destroyed, or game play can actually be lost, accordingly.</text:span></text:p>
            </office:annotation>
            <text:p>Side</text:p>
          </table:table-cell>
          <table:table-cell table:style-name="ce12" office:value-type="string" calcext:value-type="string">
            <text:p></text:p>
          </table:table-cell>
          <table:table-cell table:number-columns-repeated="58"/>
        </table:table-row>
        <table:table-row table:style-name="ro1">
          <table:table-cell table:style-name="Default"/>
          <table:table-cell table:number-columns-repeated="3"/>
          <table:table-cell table:style-name="ce32"/>
          <table:table-cell table:style-name="ce12"/>
          <table:table-cell table:number-columns-repeated="58"/>
        </table:table-row>
        <table:table-row table:style-name="ro1">
          <table:table-cell table:number-columns-repeated="64"/>
        </table:table-row>
        <table:table-row table:style-name="ro1">
          <table:table-cell/>
          <table:table-cell table:style-name="ce14"/>
          <table:table-cell table:style-name="ce17" office:value-type="string" calcext:value-type="string" table:number-columns-spanned="7" table:number-rows-spanned="1">
            <office:annotation draw:style-name="gr8" draw:text-style-name="P2" svg:width="2.8091in" svg:height="0.7256in" svg:x="3.6445in" svg:y="2.5465in" draw:caption-point-x="4.2209in" draw:caption-point-y="0.124in">
              <dc:date>2021-02-02T00:00:00</dc:date>
              <text:p text:style-name="P1"><text:span text:style-name="T1">TODO: TBD: this is the target shape. Start with </text:span><text:span text:style-name="T4">KPLIB_sectors_edens</text:span><text:span text:style-name="T1"> and </text:span><text:span text:style-name="T4">KPLIB_sectors_fobs</text:span><text:span text:style-name="T1"> for starters, and work out from there through the functions.</text:span></text:p>
            </office:annotation>
            <text:p>'Sector’ tuples [v0.98.dev-s2]</text:p>
          </table:table-cell>
          <table:covered-table-cell table:number-columns-repeated="5" table:style-name="ce20"/>
          <table:covered-table-cell table:style-name="ce28"/>
          <table:table-cell table:number-columns-repeated="55"/>
        </table:table-row>
        <table:table-row table:style-name="ro1">
          <table:table-cell/>
          <table:table-cell table:style-name="ce15"/>
          <table:table-cell table:style-name="ce37" office:value-type="string" calcext:value-type="string" table:number-columns-spanned="2" table:number-rows-spanned="1">
            <text:p>'Friendly’</text:p>
          </table:table-cell>
          <table:covered-table-cell table:style-name="ce21"/>
          <table:table-cell table:style-name="ce37" office:value-type="string" calcext:value-type="string" table:number-columns-spanned="5" table:number-rows-spanned="1">
            <text:p>'Sectors’</text:p>
          </table:table-cell>
          <table:covered-table-cell table:number-columns-repeated="3" table:style-name="ce26"/>
          <table:covered-table-cell table:style-name="ce21"/>
          <table:table-cell table:number-columns-repeated="55"/>
        </table:table-row>
        <table:table-row table:style-name="ro1">
          <table:table-cell/>
          <table:table-cell table:style-name="ce15"/>
          <table:table-cell table:style-name="ce32" office:value-type="string" calcext:value-type="string">
            <office:annotation draw:style-name="gr2" draw:text-style-name="P2" svg:width="1.3575in" svg:height="0.2346in" svg:x="8.365in" svg:y="2.8134in" draw:caption-point-x="-5.6331in" draw:caption-point-y="0.2126in">
              <dc:date>2021-01-27T00:00:00</dc:date>
              <text:p text:style-name="P1"><text:span text:style-name="T1">AKA </text:span><text:span text:style-name="T2">start bases</text:span><text:span text:style-name="T1">.</text:span></text:p>
            </office:annotation>
            <text:p>1. Ops</text:p>
          </table:table-cell>
          <table:table-cell table:style-name="ce32" office:value-type="string" calcext:value-type="string">
            <text:p>2. Fob</text:p>
          </table:table-cell>
          <table:table-cell table:style-name="ce32" office:value-type="string" calcext:value-type="string">
            <text:p>3. Radio tower</text:p>
          </table:table-cell>
          <table:table-cell table:style-name="ce32" office:value-type="string" calcext:value-type="string">
            <text:p>4. Factory</text:p>
          </table:table-cell>
          <table:table-cell table:style-name="ce32" office:value-type="string" calcext:value-type="string">
            <text:p>5. Township</text:p>
          </table:table-cell>
          <table:table-cell table:style-name="ce32" office:value-type="string" calcext:value-type="string">
            <text:p>6. Capitol city</text:p>
          </table:table-cell>
          <table:table-cell table:style-name="ce32" office:value-type="string" calcext:value-type="string">
            <text:p>7. Mil base</text:p>
          </table:table-cell>
          <table:table-cell table:number-columns-repeated="55"/>
        </table:table-row>
        <table:table-row table:style-name="ro1">
          <table:table-cell/>
          <table:table-cell table:style-name="ce32" office:value-type="string" calcext:value-type="string">
            <office:annotation draw:style-name="gr9" draw:text-style-name="P2" svg:width="4.0874in" svg:height="0.5701in" svg:x="8.0295in" svg:y="2.7555in" draw:caption-point-x="-6.1157in" draw:caption-point-y="0.4484in">
              <dc:date>2021-02-02T00:00:00</dc:date>
              <text:p text:style-name="P1"><text:span text:style-name="T1">We gather key bits of identifying details such as </text:span><text:span text:style-name="T4">_markerName</text:span><text:span text:style-name="T1">, </text:span><text:span text:style-name="T4">_markerText</text:span><text:span text:style-name="T1">, </text:span><text:span text:style-name="T4">_varName</text:span><text:span text:style-name="T1"> and so forth. These are the core bits that are always used to locat and operate on a respective tuple.</text:span></text:p>
            </office:annotation>
            <text:p>Identifiers</text:p>
          </table:table-cell>
          <table:table-cell table:number-columns-repeated="7" table:style-name="ce12" office:value-type="string" calcext:value-type="string">
            <text:p></text:p>
          </table:table-cell>
          <table:table-cell table:number-columns-repeated="55"/>
        </table:table-row>
        <table:table-row table:style-name="ro1">
          <table:table-cell/>
          <table:table-cell table:style-name="ce32" office:value-type="string" calcext:value-type="string">
            <office:annotation draw:style-name="gr3" draw:text-style-name="P2" svg:width="4.0764in" svg:height="0.5457in" svg:x="8.0406in" svg:y="3.6028in" draw:caption-point-x="-6.1268in" draw:caption-point-y="-0.2213in">
              <dc:date>2021-02-02T00:00:00</dc:date>
              <text:p text:style-name="P1"><text:span text:style-name="T1">We contain secondary bits of information which are useful during other phases of game play. These are also important, but only once each point of interest has been identified.</text:span></text:p>
            </office:annotation>
            <text:p>Information</text:p>
          </table:table-cell>
          <table:table-cell table:number-columns-repeated="7" table:style-name="ce12" office:value-type="string" calcext:value-type="string">
            <text:p></text:p>
          </table:table-cell>
          <table:table-cell table:number-columns-repeated="55"/>
        </table:table-row>
        <table:table-row table:style-name="ro1">
          <table:table-cell table:number-columns-repeated="64"/>
        </table:table-row>
        <table:table-row table:style-name="ro1">
          <table:table-cell/>
          <table:table-cell table:style-name="ce14"/>
          <table:table-cell table:style-name="ce32" office:value-type="string" calcext:value-type="string">
            <text:p>Identifiers</text:p>
          </table:table-cell>
          <table:table-cell/>
          <table:table-cell table:style-name="ce25"/>
          <table:table-cell table:style-name="ce32" office:value-type="string" calcext:value-type="string">
            <text:p>Information</text:p>
          </table:table-cell>
          <table:table-cell table:number-columns-repeated="58"/>
        </table:table-row>
        <table:table-row table:style-name="ro1">
          <table:table-cell/>
          <table:table-cell table:style-name="ce32" office:value-type="string" calcext:value-type="string">
            <office:annotation draw:style-name="gr4" draw:text-style-name="P2" svg:width="5.7071in" svg:height="1.3232in" svg:x="7.9232in" svg:y="2.4323in" draw:caption-point-x="-6.0094in" draw:caption-point-y="1.4827in">
              <dc:date>2021-01-27T00:00:00</dc:date>
              <text:p text:style-name="P1"><text:span text:style-name="T1">Indicates the name of the marker on the map. Most such markers are discovered from the mission, so we use that variable name.</text:span><text:span text:style-name="T1"><text:line-break/></text:span><text:span text:style-name="T1"><text:line-break/></text:span><text:span text:style-name="T1">1. </text:span><text:span text:style-name="T2">Start bases </text:span><text:span text:style-name="T1">are an exception to that in the sense that markers must be created afresh for each start base proxy variable.</text:span><text:span text:style-name="T1"><text:line-break/></text:span><text:span text:style-name="T1"><text:line-break/></text:span><text:span text:style-name="T1">2. And, as per usual, </text:span><text:span text:style-name="T2">Fobs </text:span><text:span text:style-name="T1">are also an exception, which also do not have a mission variable, but are rather established on the fly during game play.</text:span></text:p>
            </office:annotation>
            <text:p>Marker name</text:p>
          </table:table-cell>
          <table:table-cell table:style-name="ce12" office:value-type="string" calcext:value-type="string">
            <text:p></text:p>
          </table:table-cell>
          <table:table-cell/>
          <table:table-cell table:style-name="ce32" office:value-type="string" calcext:value-type="string">
            <office:annotation draw:style-name="gr3" draw:text-style-name="P2" svg:width="4.2134in" svg:height="0.5457in" svg:x="5.7858in" svg:y="3.048in" draw:caption-point-x="-1.2996in" draw:caption-point-y="0.8669in">
              <dc:date>2021-01-27T00:00:00</dc:date>
              <text:p text:style-name="P1"><text:span text:style-name="T1">Because there are moments when we want to merge the tuple records in a single heterogeneous array for inquiry purposes, we must at times also be aware of the sector type.</text:span></text:p>
            </office:annotation>
            <text:p>Sector type</text:p>
          </table:table-cell>
          <table:table-cell table:style-name="ce12" office:value-type="string" calcext:value-type="string">
            <text:p></text:p>
          </table:table-cell>
          <table:table-cell table:number-columns-repeated="58"/>
        </table:table-row>
        <table:table-row table:style-name="ro1">
          <table:table-cell/>
          <table:table-cell table:style-name="ce32" office:value-type="string" calcext:value-type="string">
            <office:annotation draw:style-name="gr6" draw:text-style-name="P2" svg:width="9.4756in" svg:height="2.8327in" svg:x="7.9571in" svg:y="3.8843in" draw:caption-point-x="-6.0433in" draw:caption-point-y="0.2083in">
              <dc:date>2021-01-27T00:00:00</dc:date>
              <text:p text:style-name="P1"><text:span text:style-name="T1">All sectors potentially require updates to their map markers from time to time.</text:span><text:span text:style-name="T1"><text:line-break/></text:span><text:span text:style-name="T1"><text:line-break/></text:span><text:span text:style-name="T1">1. </text:span><text:span text:style-name="T2">Operations Bases </text:span><text:span text:style-name="T1">may be initialized with an </text:span><text:span text:style-name="T4">KPLIB_eden_markerText </text:span><text:span text:style-name="T1">variable, which is used to inform the </text:span><text:span text:style-name="T2">marker text</text:span><text:span text:style-name="T1">. The default </text:span><text:span text:style-name="T2">marker text </text:span><text:span text:style-name="T1">is, </text:span><text:span text:style-name="T4">“Operation Base”</text:span><text:span text:style-name="T1">, as informed by the string table.</text:span><text:span text:style-name="T1"><text:line-break/></text:span><text:span text:style-name="T1"><text:line-break/></text:span><text:span text:style-name="T1">2. </text:span><text:span text:style-name="T2">Fob markers </text:span><text:span text:style-name="T1">are enumerated dynamically from first to last established in military alphabet terms; i.e. </text:span><text:span text:style-name="T4">FOB ALPHA</text:span><text:span text:style-name="T1">.</text:span><text:span text:style-name="T1"><text:line-break/></text:span><text:span text:style-name="T1"><text:line-break/></text:span><text:span text:style-name="T1">3. </text:span><text:span text:style-name="T2">Radio towers </text:span><text:span text:style-name="T1">are identified according to their position and </text:span><text:span text:style-name="T2">grid reference</text:span><text:span text:style-name="T1">, i.e. </text:span><text:span text:style-name="T4">123456</text:span><text:span text:style-name="T1">, which is in turn informed by its </text:span><text:span text:style-name="T2">position </text:span><text:span text:style-name="T1">(</text:span><text:span text:style-name="T2">AGL</text:span><text:span text:style-name="T1">).</text:span><text:span text:style-name="T1"><text:line-break/></text:span><text:span text:style-name="T1"><text:line-break/></text:span><text:span text:style-name="T1">4. </text:span><text:span text:style-name="T2">Factories </text:span><text:span text:style-name="T1">are identified by their base name plus an appended </text:span><text:span text:style-name="T4">[production capability]</text:span><text:span text:style-name="T1">, where </text:span><text:span text:style-name="T2">production capability </text:span><text:span text:style-name="T1">(</text:span><text:span text:style-name="T2">prod cap</text:span><text:span text:style-name="T1">) is an encoded set of characters </text:span><text:span text:style-name="T4">[S]upply</text:span><text:span text:style-name="T1">, </text:span><text:span text:style-name="T4">[A]mmunition</text:span><text:span text:style-name="T1">, </text:span><text:span text:style-name="T4">[F]uel</text:span><text:span text:style-name="T1">; i.e. when a factory is capable of producing </text:span><text:span text:style-name="T2">supply </text:span><text:span text:style-name="T1">and </text:span><text:span text:style-name="T2">fuel</text:span><text:span text:style-name="T1">, then the label will be appended by </text:span><text:span text:style-name="T4">[SF]</text:span><text:span text:style-name="T1">.</text:span><text:span text:style-name="T1"><text:line-break/></text:span><text:span text:style-name="T1"><text:line-break/></text:span><text:span text:style-name="T1">5, 6. </text:span><text:span text:style-name="T2">Township </text:span><text:span text:style-name="T1">and </text:span><text:span text:style-name="T2">metropolis sectors </text:span><text:span text:style-name="T1">are simply marked by their name as noted in the base mission file.</text:span><text:span text:style-name="T1"><text:line-break/></text:span><text:span text:style-name="T1"><text:line-break/></text:span><text:span text:style-name="T1">7. </text:span><text:span text:style-name="T2">Military bases </text:span><text:span text:style-name="T1">may be initialized with an optional </text:span><text:span text:style-name="T4">KPLIB_eden_eliteClass </text:span><text:span text:style-name="T1">variable, which is used to unlock elite vehicle classes in the build menu. The base </text:span><text:span text:style-name="T2">marker text </text:span><text:span text:style-name="T1">is informed by the name in the mission and may be appended with the </text:span><text:span text:style-name="T2">elite class</text:span><text:span text:style-name="T1">, i.e. </text:span><text:span text:style-name="T4">[KPLIB_eden_eliteClass]</text:span><text:span text:style-name="T1">.</text:span></text:p>
            </office:annotation>
            <text:p>Marker text</text:p>
          </table:table-cell>
          <table:table-cell table:style-name="ce12" office:value-type="string" calcext:value-type="string">
            <text:p></text:p>
          </table:table-cell>
          <table:table-cell/>
          <table:table-cell table:style-name="ce32" office:value-type="string" calcext:value-type="string">
            <office:annotation draw:style-name="gr7" draw:text-style-name="P2" svg:width="5.5567in" svg:height="1.3354in" svg:x="10.8232in" svg:y="3.2685in" draw:caption-point-x="-6.337in" draw:caption-point-y="0.824in">
              <dc:date>2021-01-27T00:00:00</dc:date>
              <text:p text:style-name="P1"><text:span text:style-name="T1">This field has a great deal to do with the dynamics of game play during the liberation campaign. Literally, the </text:span><text:span text:style-name="T4">side</text:span><text:span text:style-name="T1">, </text:span><text:span text:style-name="T4">east</text:span><text:span text:style-name="T1">, </text:span><text:span text:style-name="T4">west</text:span><text:span text:style-name="T1">, </text:span><text:span text:style-name="T4">civilian</text:span><text:span text:style-name="T1">, </text:span><text:span text:style-name="T4">resistance</text:span><text:span text:style-name="T1">. As game play progresses or regresses, as the case may be, </text:span><text:span text:style-name="T2">side relations</text:span><text:span text:style-name="T1"> adjust accordingly. </text:span><text:span text:style-name="T2">Enemy</text:span><text:span text:style-name="T1">, </text:span><text:span text:style-name="T2">west</text:span><text:span text:style-name="T1">, get more or less aware, aggressive, etc; </text:span><text:span text:style-name="T2">civilians</text:span><text:span text:style-name="T1"> may be more or less in favor of the </text:span><text:span text:style-name="T2">friendly</text:span><text:span text:style-name="T1"> campaign to liberate the territories; resistance will align with either </text:span><text:span text:style-name="T2">friendly</text:span><text:span text:style-name="T1"> or </text:span><text:span text:style-name="T2">enemy</text:span><text:span text:style-name="T1"> forces, in appropriate strength and numbers, accordingly. In terms of sectors, we indicate the side of the </text:span><text:span text:style-name="T2">sector</text:span><text:span text:style-name="T1">, control. </text:span><text:span text:style-name="T2">Colors</text:span><text:span text:style-name="T1"> will adjust accordingly, or established sectors such as </text:span><text:span text:style-name="T2">Fobs</text:span><text:span text:style-name="T1"> can be destroyed, or game play can actually be lost, accordingly.</text:span></text:p>
            </office:annotation>
            <text:p>Side</text:p>
          </table:table-cell>
          <table:table-cell table:style-name="ce12" office:value-type="string" calcext:value-type="string">
            <text:p></text:p>
          </table:table-cell>
          <table:table-cell table:number-columns-repeated="58"/>
        </table:table-row>
        <table:table-row table:style-name="ro1">
          <table:table-cell/>
          <table:table-cell table:style-name="ce32" office:value-type="string" calcext:value-type="string">
            <office:annotation draw:style-name="gr3" draw:text-style-name="P2" svg:width="4.1555in" svg:height="0.5457in" svg:x="3.476in" svg:y="4.7378in" draw:caption-point-x="-1.5622in" draw:caption-point-y="-0.4673in">
              <dc:date>2021-01-27T00:00:00</dc:date>
              <text:p text:style-name="P1"><text:span text:style-name="T1">Most </text:span><text:span text:style-name="T2">sectors </text:span><text:span text:style-name="T1">are discovered from the mission by their </text:span><text:span text:style-name="T2">variable names</text:span><text:span text:style-name="T1">. </text:span><text:span text:style-name="T3">Fobs </text:span><text:span text:style-name="T1">are the odd man out, since these are established on the fly </text:span><text:span text:style-name="T2">“after marker” </text:span><text:span text:style-name="T1">so to speak, during mission game play.</text:span></text:p>
            </office:annotation>
            <text:p>Var name</text:p>
          </table:table-cell>
          <table:table-cell table:style-name="ce12" office:value-type="string" calcext:value-type="string">
            <text:p></text:p>
          </table:table-cell>
          <table:table-cell/>
          <table:table-cell table:style-name="ce32" office:value-type="string" calcext:value-type="string">
            <office:annotation draw:style-name="gr5" draw:text-style-name="P2" svg:width="4.9323in" svg:height="0.7012in" svg:x="5.7457in" svg:y="4.1984in" draw:caption-point-x="-1.2594in" draw:caption-point-y="0.072in">
              <dc:date>2021-01-27T00:00:00</dc:date>
              <text:p text:style-name="P1"><text:span text:style-name="T1">Indicates the system time when the </text:span><text:span text:style-name="T2">sector</text:span><text:span text:style-name="T1"> was discovered or established. Most </text:span><text:span text:style-name="T2">sectors</text:span><text:span text:style-name="T1"> are simply discovered from the mission file at the time the campaign kicks off. <text:s/></text:span><text:span text:style-name="T2">Fobs</text:span><text:span text:style-name="T1">, once again, are the ugly child in the bunch; these time stamps occur when a </text:span><text:span text:style-name="T2">Fob</text:span><text:span text:style-name="T1"> is built.</text:span></text:p>
            </office:annotation>
            <text:p>Est sys time</text:p>
          </table:table-cell>
          <table:table-cell table:style-name="ce12" office:value-type="string" calcext:value-type="string">
            <text:p></text:p>
          </table:table-cell>
          <table:table-cell table:number-columns-repeated="58"/>
        </table:table-row>
        <table:table-row table:style-name="ro1">
          <table:table-cell/>
          <table:table-cell table:style-name="ce32" office:value-type="string" calcext:value-type="string">
            <office:annotation draw:style-name="gr3" draw:text-style-name="P2" svg:width="3.9976in" svg:height="0.5457in" svg:x="3.5268in" svg:y="5.4213in" draw:caption-point-x="-1.613in" draw:caption-point-y="-0.9732in">
              <dc:date>2021-01-27T00:00:00</dc:date>
              <text:p text:style-name="P1"><text:span text:style-name="T1">When discovery occurs, we can also know about the </text:span><text:span text:style-name="T2">position </text:span><text:span text:style-name="T1">(</text:span><text:span text:style-name="T2">AGL</text:span><text:span text:style-name="T1">) of each sector. Again, </text:span><text:span text:style-name="T3">Fobs </text:span><text:span text:style-name="T1">are the odd man out, in the sense that they are established during game play after the fact.</text:span></text:p>
            </office:annotation>
            <text:p>AGL pos</text:p>
          </table:table-cell>
          <table:table-cell table:style-name="ce12" office:value-type="string" calcext:value-type="string">
            <text:p></text:p>
          </table:table-cell>
          <table:table-cell/>
          <table:table-cell table:style-name="ce32" office:value-type="string" calcext:value-type="string">
            <office:annotation draw:style-name="gr3" draw:text-style-name="P2" svg:width="3.7949in" svg:height="0.5457in" svg:x="5.7598in" svg:y="4.9626in" draw:caption-point-x="-1.2736in" draw:caption-point-y="-0.5146in">
              <dc:date>2021-01-27T00:00:00</dc:date>
              <text:p text:style-name="P1"><text:span text:style-name="T1">Fobs are once again the odd man out and require unique identification. While we are there, we may as well uniquely identify all sectors as well.</text:span></text:p>
            </office:annotation>
            <text:p>Uuid</text:p>
          </table:table-cell>
          <table:table-cell table:style-name="ce12" office:value-type="string" calcext:value-type="string">
            <text:p></text:p>
          </table:table-cell>
          <table:table-cell table:number-columns-repeated="58"/>
        </table:table-row>
        <table:table-row table:style-name="ro1">
          <table:table-cell table:number-columns-repeated="64"/>
        </table:table-row>
        <table:table-row table:style-name="ro1" table:number-rows-repeated="2">
          <table:table-cell table:style-name="ce6" table:number-columns-repeated="64"/>
        </table:table-row>
        <table:table-row table:style-name="ro1">
          <table:table-cell table:style-name="ce6"/>
          <table:table-cell table:style-name="ce10" office:value-type="string" calcext:value-type="string">
            <text:p>Upon reflection, it was with noble intentions that we attempt to establish some consistency; however, the need does not outweigh the overhead.</text:p>
          </table:table-cell>
          <table:table-cell table:style-name="ce6" table:number-columns-repeated="62"/>
        </table:table-row>
        <table:table-row table:style-name="ro1">
          <table:table-cell table:style-name="ce6"/>
          <table:table-cell table:style-name="ce6" office:value-type="string" calcext:value-type="string">
            <text:p>For most sectors, we have well established arrays.</text:p>
          </table:table-cell>
          <table:table-cell table:style-name="ce6" table:number-columns-repeated="62"/>
        </table:table-row>
        <table:table-row table:style-name="ro1">
          <table:table-cell table:style-name="ce10" table:number-columns-repeated="64"/>
        </table:table-row>
        <table:table-row table:style-name="ro1">
          <table:table-cell table:style-name="ce10"/>
          <table:table-cell table:style-name="ce10" office:value-type="string" calcext:value-type="string">
            <text:p>3. KPLIB_sectors_tower</text:p>
          </table:table-cell>
          <table:table-cell table:style-name="ce10" table:number-columns-repeated="62"/>
        </table:table-row>
        <table:table-row table:style-name="ro1">
          <table:table-cell table:style-name="ce10"/>
          <table:table-cell table:style-name="ce10" office:value-type="string" calcext:value-type="string">
            <text:p>4. KPLIB_sectors_factory</text:p>
          </table:table-cell>
          <table:table-cell table:style-name="ce10" table:number-columns-repeated="62"/>
        </table:table-row>
        <table:table-row table:style-name="ro1">
          <table:table-cell table:style-name="ce10"/>
          <table:table-cell table:style-name="ce10" office:value-type="string" calcext:value-type="string">
            <text:p>5. KPLIB_sectors_city</text:p>
          </table:table-cell>
          <table:table-cell table:style-name="ce10" table:number-columns-repeated="62"/>
        </table:table-row>
        <table:table-row table:style-name="ro1">
          <table:table-cell table:style-name="ce10"/>
          <table:table-cell table:style-name="ce10" office:value-type="string" calcext:value-type="string">
            <text:p>6. KPLIB_sectors_metropolis</text:p>
          </table:table-cell>
          <table:table-cell table:style-name="ce10" table:number-columns-repeated="62"/>
        </table:table-row>
        <table:table-row table:style-name="ro1">
          <table:table-cell table:style-name="ce10"/>
          <table:table-cell table:style-name="ce19" office:value-type="string" calcext:value-type="string">
            <text:p>7. KPLIB_sectors_military</text:p>
          </table:table-cell>
          <table:table-cell table:style-name="ce33" table:number-columns-repeated="3"/>
          <table:table-cell table:style-name="ce10" table:number-columns-repeated="59"/>
        </table:table-row>
        <table:table-row table:style-name="ro1">
          <table:table-cell table:style-name="ce10"/>
          <table:table-cell table:style-name="ce19"/>
          <table:table-cell table:style-name="ce33" table:number-columns-repeated="3"/>
          <table:table-cell table:style-name="ce10" table:number-columns-repeated="59"/>
        </table:table-row>
        <table:table-row table:style-name="ro1">
          <table:table-cell table:style-name="ce10"/>
          <table:table-cell table:style-name="ce19" office:value-type="string" calcext:value-type="string">
            <text:p>And to determine alignment we can compare against:</text:p>
          </table:table-cell>
          <table:table-cell table:style-name="ce33" table:number-columns-repeated="3"/>
          <table:table-cell table:style-name="ce10" table:number-columns-repeated="59"/>
        </table:table-row>
        <table:table-row table:style-name="ro1">
          <table:table-cell table:style-name="ce10" table:number-columns-repeated="64"/>
        </table:table-row>
        <table:table-row table:style-name="ro1">
          <table:table-cell table:style-name="ce10"/>
          <table:table-cell table:style-name="ce10" office:value-type="string" calcext:value-type="string">
            <text:p>KPLIB_sectors_blufor</text:p>
          </table:table-cell>
          <table:table-cell table:style-name="ce10" table:number-columns-repeated="62"/>
        </table:table-row>
        <table:table-row table:style-name="ro1">
          <table:table-cell table:style-name="ce10" table:number-columns-repeated="64"/>
        </table:table-row>
        <table:table-row table:style-name="ro1">
          <table:table-cell table:style-name="ce10"/>
          <table:table-cell table:style-name="ce10" office:value-type="string" calcext:value-type="string">
            <text:p>FOB ‘sectors’ either exist or they do not; they are either built, can be repackaged, thus they go away, or can be overrun, in which case they also go away.</text:p>
          </table:table-cell>
          <table:table-cell table:style-name="ce10" table:number-columns-repeated="62"/>
        </table:table-row>
        <table:table-row table:style-name="ro1">
          <table:table-cell table:style-name="ce10" table:number-columns-repeated="64"/>
        </table:table-row>
        <table:table-row table:style-name="ro1">
          <table:table-cell table:style-name="ce10"/>
          <table:table-cell table:style-name="ce10" office:value-type="string" calcext:value-type="string">
            <text:p>Operations bases, start bases, generally ‘Edens’, are discovered upon the appropriate initialization phases as a function of the mission variables.</text:p>
          </table:table-cell>
          <table:table-cell table:style-name="ce10" table:number-columns-repeated="62"/>
        </table:table-row>
        <table:table-row table:style-name="ro1">
          <table:table-cell table:style-name="ce10" table:number-columns-repeated="64"/>
        </table:table-row>
        <table:table-row table:style-name="ro1">
          <table:table-cell table:style-name="ce10"/>
          <table:table-cell table:style-name="ce10" office:value-type="string" calcext:value-type="string">
            <text:p>So… worst case we think we can simplify the overall tuple to a shape something like:</text:p>
          </table:table-cell>
          <table:table-cell table:style-name="ce10" table:number-columns-repeated="62"/>
        </table:table-row>
        <table:table-row table:style-name="ro1">
          <table:table-cell table:style-name="ce10" table:number-columns-repeated="64"/>
        </table:table-row>
        <table:table-row table:style-name="ro1">
          <table:table-cell table:style-name="ce6"/>
          <table:table-cell table:style-name="ce24" office:value-type="string" calcext:value-type="string">
            <text:p>0. Marker name</text:p>
          </table:table-cell>
          <table:table-cell table:style-name="ce6" table:number-columns-repeated="62"/>
        </table:table-row>
        <table:table-row table:style-name="ro1">
          <table:table-cell table:style-name="ce6"/>
          <table:table-cell table:style-name="ce24" office:value-type="string" calcext:value-type="string">
            <text:p>1. Marker text</text:p>
          </table:table-cell>
          <table:table-cell table:style-name="ce6" table:number-columns-repeated="62"/>
        </table:table-row>
        <table:table-row table:style-name="ro1">
          <table:table-cell table:style-name="ce6"/>
          <table:table-cell table:style-name="ce24" office:value-type="string" calcext:value-type="string">
            <text:p>2. Var name</text:p>
          </table:table-cell>
          <table:table-cell table:style-name="ce6" table:number-columns-repeated="62"/>
        </table:table-row>
        <table:table-row table:style-name="ro1">
          <table:table-cell table:style-name="ce6"/>
          <table:table-cell table:style-name="ce24" office:value-type="string" calcext:value-type="string">
            <text:p>3. Uuid</text:p>
          </table:table-cell>
          <table:table-cell table:style-name="ce6" table:number-columns-repeated="62"/>
        </table:table-row>
        <table:table-row table:style-name="ro1">
          <table:table-cell table:style-name="ce6"/>
          <table:table-cell table:style-name="ce24" office:value-type="string" calcext:value-type="string">
            <text:p>4. AGL pos</text:p>
          </table:table-cell>
          <table:table-cell table:style-name="ce6" table:number-columns-repeated="62"/>
        </table:table-row>
        <table:table-row table:style-name="ro1">
          <table:table-cell table:style-name="ce6"/>
          <table:table-cell table:style-name="ce24" office:value-type="string" calcext:value-type="string">
            <text:p>5. Est sys time</text:p>
          </table:table-cell>
          <table:table-cell table:style-name="ce6" table:number-columns-repeated="62"/>
        </table:table-row>
        <table:table-row table:style-name="ro1">
          <table:table-cell table:style-name="ce10" table:number-columns-repeated="64"/>
        </table:table-row>
        <table:table-row table:style-name="ro1">
          <table:table-cell table:style-name="ce10"/>
          <table:table-cell table:style-name="ce10" office:value-type="string" calcext:value-type="string">
            <text:p>Everything else we need to know about these things is either discoverable or can be easily calculated by cross referencing one of the other arrays.</text:p>
          </table:table-cell>
          <table:table-cell table:style-name="ce10" table:number-columns-repeated="62"/>
        </table:table-row>
        <table:table-row table:style-name="ro1">
          <table:table-cell table:style-name="ce10" table:number-columns-repeated="64"/>
        </table:table-row>
        <table:table-row table:style-name="ro1">
          <table:table-cell table:style-name="ce10"/>
          <table:table-cell table:style-name="ce10" office:value-type="string" calcext:value-type="string">
            <text:p>In terms of FOB concerns, we think that, bare minimum, we are concerned with UUID in order to ensure correct correlation between FOB buildings and their respective tuples.</text:p>
          </table:table-cell>
          <table:table-cell table:style-name="ce10" table:number-columns-repeated="62"/>
        </table:table-row>
        <table:table-row table:style-name="ro1">
          <table:table-cell table:style-name="ce10" table:number-columns-repeated="64"/>
        </table:table-row>
        <table:table-row table:style-name="ro1" table:number-rows-repeated="42">
          <table:table-cell table:style-name="ce6" table:number-columns-repeated="64"/>
        </table:table-row>
        <table:table-row table:style-name="ro1" table:number-rows-repeated="104847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Wingdings" svg:font-family="Wingding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3">00/00/0000</text:date>, <text:time style:data-style-name="N2" text:time-value="09:49:11.3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1.2$Windows_X86_64 LibreOffice_project/7cbcfc562f6eb6708b5ff7d7397325de9e764452</meta:generator>
    <dc:date>2021-02-13T09:49:27.226000000</dc:date>
    <meta:editing-duration>PT14H49M26S</meta:editing-duration>
    <meta:editing-cycles>157</meta:editing-cycles>
    <meta:document-statistic meta:table-count="1" meta:cell-count="123" meta:object-count="0"/>
  </office:meta>
</office:document-meta>
</file>